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ial Notes:</text:p>
      <text:p text:style-name="Standard"/>
      <text:p text:style-name="P1">Air cargo 1 – breadth first search:</text:p>
      <text:p text:style-name="Standard">Solving Air Cargo Problem 1 using breadth_first_search... </text:p>
      <text:p text:style-name="Standard"/>
      <text:p text:style-name="Standard">Expansions <text:s text:c="2"/>Goal Tests <text:s text:c="2"/>New Nodes </text:p>
      <text:p text:style-name="Standard"><text:s text:c="4"/>43 <text:s text:c="9"/>56 <text:s text:c="8"/>180 <text:s text:c="3"/></text:p>
      <text:p text:style-name="Standard"/>
      <text:p text:style-name="Standard">Plan length: 6 <text:s/>Time elapsed in seconds: 0.022717488995112944 </text:p>
      <text:p text:style-name="Standard">Load(C1, P1, SFO) </text:p>
      <text:p text:style-name="Standard">Load(C2, P2, JFK) </text:p>
      <text:p text:style-name="Standard">Fly(P2, JFK, SFO) </text:p>
      <text:p text:style-name="Standard">Unload(C2, P2, SFO) </text:p>
      <text:p text:style-name="Standard">Fly(P1, SFO, JFK) </text:p>
      <text:p text:style-name="Standard">Unload(C1, P1, JFK) </text:p>
      <text:p text:style-name="Standard"/>
      <text:p text:style-name="P1">Aircargo 1 – breadth first tree search</text:p>
      <text:p text:style-name="Standard">Solving Air Cargo Problem 1 using breadth_first_tree_search... </text:p>
      <text:p text:style-name="Standard"/>
      <text:p text:style-name="Standard">Expansions <text:s text:c="2"/>Goal Tests <text:s text:c="2"/>New Nodes </text:p>
      <text:p text:style-name="Standard"><text:s text:c="3"/>1458 <text:s text:c="7"/>1459 <text:s text:c="7"/>5960 <text:s text:c="2"/></text:p>
      <text:p text:style-name="Standard"/>
      <text:p text:style-name="Standard">Plan length: 6 <text:s/>Time elapsed in seconds: 0.6298627959986334 </text:p>
      <text:p text:style-name="Standard">Load(C1, P1, SFO) </text:p>
      <text:p text:style-name="Standard">Load(C2, P2, JFK) </text:p>
      <text:p text:style-name="Standard">Fly(P2, JFK, SFO) </text:p>
      <text:p text:style-name="Standard">Unload(C2, P2, SFO) </text:p>
      <text:p text:style-name="Standard">Fly(P1, SFO, JFK) </text:p>
      <text:p text:style-name="Standard">Unload(C1, P1, JFK) </text:p>
      <text:p text:style-name="Standard"/>
      <text:p text:style-name="P1">Aircargo 1 – depth first search graph</text:p>
      <text:p text:style-name="P2">Solving Air Cargo Problem 1 using depth_first_graph_search... </text:p>
      <text:p text:style-name="P2"/>
      <text:p text:style-name="P2">Expansions <text:s text:c="2"/>Goal Tests <text:s text:c="2"/>New Nodes </text:p>
      <text:p text:style-name="P2"><text:s text:c="4"/>21 <text:s text:c="9"/>22 <text:s text:c="9"/>84 <text:s text:c="3"/></text:p>
      <text:p text:style-name="P2"/>
      <text:p text:style-name="P2">Plan length: 20 <text:s/>Time elapsed in seconds: 0.009932672997820191 </text:p>
      <text:p text:style-name="P2">Fly(P1, SFO, JFK) </text:p>
      <text:p text:style-name="P2">Fly(P2, JFK, SFO) </text:p>
      <text:p text:style-name="P2">Load(C2, P1, JFK) </text:p>
      <text:p text:style-name="P2">Fly(P1, JFK, SFO) </text:p>
      <text:p text:style-name="P2">Fly(P2, SFO, JFK) </text:p>
      <text:p text:style-name="P2">Unload(C2, P1, SFO) </text:p>
      <text:p text:style-name="P2">Fly(P1, SFO, JFK) </text:p>
      <text:p text:style-name="P2">Fly(P2, JFK, SFO) </text:p>
      <text:p text:style-name="P2">Load(C2, P2, SFO) </text:p>
      <text:p text:style-name="P2">Fly(P1, JFK, SFO) </text:p>
      <text:p text:style-name="P2">Load(C1, P2, SFO) </text:p>
      <text:p text:style-name="P2">Fly(P2, SFO, JFK) </text:p>
      <text:p text:style-name="P2"><text:soft-page-break/>Fly(P1, SFO, JFK) </text:p>
      <text:p text:style-name="P2">Unload(C2, P2, JFK) </text:p>
      <text:p text:style-name="P2">Unload(C1, P2, JFK) </text:p>
      <text:p text:style-name="P2">Fly(P2, JFK, SFO) </text:p>
      <text:p text:style-name="P2">Load(C2, P1, JFK) </text:p>
      <text:p text:style-name="P2">Fly(P1, JFK, SFO) </text:p>
      <text:p text:style-name="P2">Fly(P2, SFO, JFK) </text:p>
      <text:p text:style-name="P2">Unload(C2, P1, SFO) </text:p>
      <text:p text:style-name="P2"/>
      <text:p text:style-name="P1">Aircargo 2 – depth limited</text:p>
      <text:p text:style-name="P2">Solving Air Cargo Problem 1 using depth_limited_search... </text:p>
      <text:p text:style-name="P2"/>
      <text:p text:style-name="P2">Expansions <text:s text:c="2"/>Goal Tests <text:s text:c="2"/>New Nodes </text:p>
      <text:p text:style-name="P2"><text:s text:c="3"/>101 <text:s text:c="8"/>271 <text:s text:c="8"/>414 <text:s text:c="3"/></text:p>
      <text:p text:style-name="P2"/>
      <text:p text:style-name="P2">Plan length: 50 <text:s/>Time elapsed in seconds: 0.06831546800094657 </text:p>
      <text:p text:style-name="P2">Load(C1, P1, SFO) </text:p>
      <text:p text:style-name="P2">Load(C2, P2, JFK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<text:soft-page-break/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Fly(P2, JFK, SFO) </text:p>
      <text:p text:style-name="P2">Unload(C2, P2, SFO) </text:p>
      <text:p text:style-name="P2">Fly(P1, SFO, JFK) </text:p>
      <text:p text:style-name="P2">Unload(C1, P1, JFK) </text:p>
      <text:p text:style-name="P2"/>
      <text:p text:style-name="P1">aircargo 1 – Uniform cost search</text:p>
      <text:p text:style-name="P2">Solving Air Cargo Problem 1 using uniform_cost_search... </text:p>
      <text:p text:style-name="P2"/>
      <text:p text:style-name="P2">Expansions <text:s text:c="2"/>Goal Tests <text:s text:c="2"/>New Nodes </text:p>
      <text:p text:style-name="P2"><text:s text:c="4"/>55 <text:s text:c="9"/>57 <text:s text:c="8"/>224 <text:s text:c="3"/></text:p>
      <text:p text:style-name="P2"/>
      <text:p text:style-name="P2">Plan length: 6 <text:s/>Time elapsed in seconds: 0.02862030600226717 </text:p>
      <text:p text:style-name="P2">Load(C1, P1, SFO) </text:p>
      <text:p text:style-name="P2">Load(C2, P2, JFK) </text:p>
      <text:p text:style-name="P2">Fly(P1, SFO, JFK) </text:p>
      <text:p text:style-name="P2">Fly(P2, JFK, SFO) </text:p>
      <text:p text:style-name="P2">Unload(C1, P1, JFK) </text:p>
      <text:p text:style-name="P2">Unload(C2, P2, SFO) </text:p>
      <text:p text:style-name="P2"/>
      <text:p text:style-name="P1">aircargo 1 – recursive best first search</text:p>
      <text:p text:style-name="P2">Solving Air Cargo Problem 1 using recursive_best_first_search with h_1... </text:p>
      <text:p text:style-name="P2"/>
      <text:p text:style-name="P2">Expansions <text:s text:c="2"/>Goal Tests <text:s text:c="2"/>New Nodes </text:p>
      <text:p text:style-name="P2"><text:s text:c="3"/>4229 <text:s text:c="7"/>4230 <text:s text:c="6"/>17023 <text:s text:c="2"/></text:p>
      <text:p text:style-name="P2"/>
      <text:p text:style-name="P2">Plan length: 6 <text:s/>Time elapsed in seconds: 1.8433448309951928 </text:p>
      <text:p text:style-name="P2">Load(C2, P2, JFK) </text:p>
      <text:p text:style-name="P2">Load(C1, P1, SFO) </text:p>
      <text:p text:style-name="P2">Fly(P2, JFK, SFO) </text:p>
      <text:p text:style-name="P2">Unload(C2, P2, SFO) </text:p>
      <text:p text:style-name="P2">Fly(P1, SFO, JFK) </text:p>
      <text:p text:style-name="P2">Unload(C1, P1, JFK) </text:p>
      <text:p text:style-name="P2"/>
      <text:p text:style-name="P1">aircargo 1 – greedy best first search</text:p>
      <text:p text:style-name="P2">Solving Air Cargo Problem 1 using greedy_best_first_graph_search with h_1... </text:p>
      <text:p text:style-name="P2"/>
      <text:p text:style-name="P2"><text:soft-page-break/>Expansions <text:s text:c="2"/>Goal Tests <text:s text:c="2"/>New Nodes </text:p>
      <text:p text:style-name="P2"><text:s text:c="4"/>7 <text:s text:c="10"/>9 <text:s text:c="10"/>28 <text:s text:c="3"/></text:p>
      <text:p text:style-name="P2"/>
      <text:p text:style-name="P2">Plan length: 6 <text:s/>Time elapsed in seconds: 0.0035436859980109148 </text:p>
      <text:p text:style-name="P2">Load(C1, P1, SFO) </text:p>
      <text:p text:style-name="P2">Load(C2, P2, JFK) </text:p>
      <text:p text:style-name="P2">Fly(P1, SFO, JFK) </text:p>
      <text:p text:style-name="P2">Fly(P2, JFK, SFO) </text:p>
      <text:p text:style-name="P2">Unload(C1, P1, JFK) </text:p>
      <text:p text:style-name="P2">Unload(C2, P2, SFO) </text:p>
      <text:p text:style-name="P2"/>
      <text:p text:style-name="P1">aircargo 1 – astar search h1</text:p>
      <text:p text:style-name="P2">Solving Air Cargo Problem 1 using astar_search with h_1... </text:p>
      <text:p text:style-name="P2"/>
      <text:p text:style-name="P2">Expansions <text:s text:c="2"/>Goal Tests <text:s text:c="2"/>New Nodes </text:p>
      <text:p text:style-name="P2"><text:s text:c="4"/>55 <text:s text:c="9"/>57 <text:s text:c="8"/>224 <text:s text:c="3"/></text:p>
      <text:p text:style-name="P2"/>
      <text:p text:style-name="P2">Plan length: 6 <text:s/>Time elapsed in seconds: 0.0407566640060395 </text:p>
      <text:p text:style-name="P2">Load(C1, P1, SFO) </text:p>
      <text:p text:style-name="P2">Load(C2, P2, JFK) </text:p>
      <text:p text:style-name="P2">Fly(P1, SFO, JFK) </text:p>
      <text:p text:style-name="P2">Fly(P2, JFK, SFO) </text:p>
      <text:p text:style-name="P2">Unload(C1, P1, JFK) </text:p>
      <text:p text:style-name="P2">Unload(C2, P2, SFO)</text:p>
      <text:p text:style-name="P2"/>
      <text:p text:style-name="P1">aircargo1- astar search h ignore precond</text:p>
      <text:p text:style-name="P2">Solving Air Cargo Problem 1 using astar_search with h_ignore_preconditions... </text:p>
      <text:p text:style-name="P2"/>
      <text:p text:style-name="P2">Expansions <text:s text:c="2"/>Goal Tests <text:s text:c="2"/>New Nodes </text:p>
      <text:p text:style-name="P2"><text:s text:c="4"/>55 <text:s text:c="9"/>57 <text:s text:c="8"/>224 <text:s text:c="3"/></text:p>
      <text:p text:style-name="P2"/>
      <text:p text:style-name="P2">Plan length: 6 <text:s/>Time elapsed in seconds: 0.02737643900036346 </text:p>
      <text:p text:style-name="P2">Load(C1, P1, SFO) </text:p>
      <text:p text:style-name="P2">Load(C2, P2, JFK) </text:p>
      <text:p text:style-name="P2">Fly(P1, SFO, JFK) </text:p>
      <text:p text:style-name="P2">Fly(P2, JFK, SFO) </text:p>
      <text:p text:style-name="P2">Unload(C1, P1, JFK) </text:p>
      <text:p text:style-name="P2">Unload(C2, P2, SFO) </text:p>
      <text:p text:style-name="P3"/>
      <text:p text:style-name="P1"/>
      <text:p text:style-name="P1">aircargo 2 – bfs</text:p>
      <text:p text:style-name="P2">Solving Air Cargo Problem 2 using breadth_first_search... </text:p>
      <text:p text:style-name="P2"/>
      <text:p text:style-name="P2">Expansions <text:s text:c="2"/>Goal Tests <text:s text:c="2"/>New Nodes </text:p>
      <text:p text:style-name="P2"><text:s text:c="3"/>3346 <text:s text:c="7"/>4612 <text:s text:c="6"/>30534 <text:s text:c="2"/></text:p>
      <text:p text:style-name="P2"/>
      <text:p text:style-name="P2">Plan length: 9 <text:s/>Time elapsed in seconds: 11.388538333005272 </text:p>
      <text:p text:style-name="P2">Load(C1, P1, SFO) </text:p>
      <text:p text:style-name="P2"><text:soft-page-break/>Load(C2, P2, JFK) </text:p>
      <text:p text:style-name="P2">Load(C3, P3, ATL) </text:p>
      <text:p text:style-name="P2">Fly(P1, SFO, JFK) </text:p>
      <text:p text:style-name="P2">Unload(C1, P1, JFK) </text:p>
      <text:p text:style-name="P2">Fly(P2, JFK, SFO) </text:p>
      <text:p text:style-name="P2">Unload(C2, P2, SFO) </text:p>
      <text:p text:style-name="P2">Fly(P3, ATL, SFO) </text:p>
      <text:p text:style-name="P2">Unload(C3, P3, SFO) </text:p>
      <text:p text:style-name="P2"/>
      <text:p text:style-name="P1">aircargo 2 – bf tree search</text:p>
      <text:p text:style-name="P2">canceled – took too long (over 15 minutes)</text:p>
      <text:p text:style-name="P2"/>
      <text:p text:style-name="P1">aircargo 2 – df graph search</text:p>
      <text:p text:style-name="P2">Solving Air Cargo Problem 2 using depth_first_graph_search... </text:p>
      <text:p text:style-name="P2"/>
      <text:p text:style-name="P2">Expansions <text:s text:c="2"/>Goal Tests <text:s text:c="2"/>New Nodes </text:p>
      <text:p text:style-name="P2"><text:s text:c="3"/>107 <text:s text:c="8"/>108 <text:s text:c="8"/>959 <text:s text:c="3"/></text:p>
      <text:p text:style-name="P2"/>
      <text:p text:style-name="P2">Plan length: 105 <text:s/>Time elapsed in seconds: 0.2963799320059479 </text:p>
      <text:p text:style-name="P2">Fly(P3, ATL, JFK) </text:p>
      <text:p text:style-name="P2">Fly(P2, JFK, ATL) </text:p>
      <text:p text:style-name="P2">Fly(P3, JFK, SFO) </text:p>
      <text:p text:style-name="P2">Fly(P2, ATL, SFO) </text:p>
      <text:p text:style-name="P2">Fly(P1, SFO, ATL) </text:p>
      <text:p text:style-name="P2">Fly(P3, SFO, ATL) </text:p>
      <text:p text:style-name="P2">Fly(P1, ATL, JFK) </text:p>
      <text:p text:style-name="P2">Fly(P3, ATL, JFK) </text:p>
      <text:p text:style-name="P2">Load(C2, P3, JFK) </text:p>
      <text:p text:style-name="P2">Fly(P3, JFK, ATL) </text:p>
      <text:p text:style-name="P2">Fly(P1, JFK, ATL) </text:p>
      <text:p text:style-name="P2">Fly(P3, ATL, SFO) </text:p>
      <text:p text:style-name="P2">Fly(P1, ATL, SFO) </text:p>
      <text:p text:style-name="P2">Fly(P2, SFO, ATL) </text:p>
      <text:p text:style-name="P2">Fly(P3, SFO, ATL) </text:p>
      <text:p text:style-name="P2">Fly(P2, ATL, JFK) </text:p>
      <text:p text:style-name="P2">Unload(C2, P3, ATL) </text:p>
      <text:p text:style-name="P2">Fly(P3, ATL, JFK) </text:p>
      <text:p text:style-name="P2">Fly(P2, JFK, ATL) </text:p>
      <text:p text:style-name="P2">Fly(P3, JFK, SFO) </text:p>
      <text:p text:style-name="P2">Fly(P2, ATL, SFO) </text:p>
      <text:p text:style-name="P2">Fly(P1, SFO, ATL) </text:p>
      <text:p text:style-name="P2">Fly(P3, SFO, JFK) </text:p>
      <text:p text:style-name="P2">Fly(P1, ATL, JFK) </text:p>
      <text:p text:style-name="P2">Load(C1, P2, SFO) </text:p>
      <text:p text:style-name="P2">Fly(P3, JFK, ATL) </text:p>
      <text:p text:style-name="P2">Fly(P1, JFK, ATL) </text:p>
      <text:p text:style-name="P2">Fly(P2, SFO, ATL) </text:p>
      <text:p text:style-name="P2">Fly(P3, ATL, JFK) </text:p>
      <text:p text:style-name="P2">Fly(P2, ATL, JFK) </text:p>
      <text:p text:style-name="P2"><text:soft-page-break/>Fly(P1, ATL, SFO) </text:p>
      <text:p text:style-name="P2">Fly(P3, JFK, ATL) </text:p>
      <text:p text:style-name="P2">Unload(C1, P2, JFK) </text:p>
      <text:p text:style-name="P2">Fly(P3, ATL, SFO) </text:p>
      <text:p text:style-name="P2">Fly(P2, JFK, ATL) </text:p>
      <text:p text:style-name="P2">Fly(P1, SFO, ATL) </text:p>
      <text:p text:style-name="P2">Fly(P2, ATL, SFO) </text:p>
      <text:p text:style-name="P2">Fly(P1, ATL, JFK) </text:p>
      <text:p text:style-name="P2">Fly(P3, SFO, ATL) </text:p>
      <text:p text:style-name="P2">Fly(P2, SFO, ATL) </text:p>
      <text:p text:style-name="P2">Fly(P3, ATL, JFK) </text:p>
      <text:p text:style-name="P2">Fly(P2, ATL, JFK) </text:p>
      <text:p text:style-name="P2">Load(C1, P3, JFK) </text:p>
      <text:p text:style-name="P2">Fly(P3, JFK, ATL) </text:p>
      <text:p text:style-name="P2">Fly(P2, JFK, ATL) </text:p>
      <text:p text:style-name="P2">Fly(P3, ATL, SFO) </text:p>
      <text:p text:style-name="P2">Fly(P1, JFK, ATL) </text:p>
      <text:p text:style-name="P2">Fly(P2, ATL, JFK) </text:p>
      <text:p text:style-name="P2">Load(C3, P1, ATL) </text:p>
      <text:p text:style-name="P2">Fly(P1, ATL, JFK) </text:p>
      <text:p text:style-name="P2">Fly(P2, JFK, ATL) </text:p>
      <text:p text:style-name="P2">Fly(P1, JFK, SFO) </text:p>
      <text:p text:style-name="P2">Fly(P2, ATL, SFO) </text:p>
      <text:p text:style-name="P2">Fly(P3, SFO, ATL) </text:p>
      <text:p text:style-name="P2">Fly(P1, SFO, ATL) </text:p>
      <text:p text:style-name="P2">Fly(P3, ATL, JFK) </text:p>
      <text:p text:style-name="P2">Fly(P1, ATL, JFK) </text:p>
      <text:p text:style-name="P2">Unload(C3, P1, JFK) </text:p>
      <text:p text:style-name="P2">Fly(P3, JFK, ATL) </text:p>
      <text:p text:style-name="P2">Fly(P1, JFK, ATL) </text:p>
      <text:p text:style-name="P2">Fly(P3, ATL, SFO) </text:p>
      <text:p text:style-name="P2">Fly(P1, ATL, SFO) </text:p>
      <text:p text:style-name="P2">Fly(P2, SFO, ATL) </text:p>
      <text:p text:style-name="P2">Fly(P3, SFO, ATL) </text:p>
      <text:p text:style-name="P2">Fly(P2, ATL, JFK) </text:p>
      <text:p text:style-name="P2">Fly(P3, ATL, JFK) </text:p>
      <text:p text:style-name="P2">Fly(P1, SFO, ATL) </text:p>
      <text:p text:style-name="P2">Fly(P2, JFK, ATL) </text:p>
      <text:p text:style-name="P2">Unload(C1, P3, JFK) </text:p>
      <text:p text:style-name="P2">Fly(P1, ATL, JFK) </text:p>
      <text:p text:style-name="P2">Fly(P2, ATL, JFK) </text:p>
      <text:p text:style-name="P2">Fly(P3, JFK, ATL) </text:p>
      <text:p text:style-name="P2">Fly(P1, JFK, ATL) </text:p>
      <text:p text:style-name="P2">Fly(P3, ATL, SFO) </text:p>
      <text:p text:style-name="P2">Fly(P1, ATL, SFO) </text:p>
      <text:p text:style-name="P2">Fly(P2, JFK, ATL) </text:p>
      <text:p text:style-name="P2">Fly(P3, SFO, ATL) </text:p>
      <text:p text:style-name="P2">Fly(P2, ATL, SFO) </text:p>
      <text:p text:style-name="P2">Fly(P3, ATL, JFK) </text:p>
      <text:p text:style-name="P2"><text:soft-page-break/>Load(C3, P3, JFK) </text:p>
      <text:p text:style-name="P2">Fly(P3, JFK, ATL) </text:p>
      <text:p text:style-name="P2">Fly(P2, SFO, ATL) </text:p>
      <text:p text:style-name="P2">Fly(P3, ATL, SFO) </text:p>
      <text:p text:style-name="P2">Fly(P2, ATL, JFK) </text:p>
      <text:p text:style-name="P2">Fly(P1, SFO, ATL) </text:p>
      <text:p text:style-name="P2">Fly(P2, JFK, SFO) </text:p>
      <text:p text:style-name="P2">Fly(P1, ATL, JFK) </text:p>
      <text:p text:style-name="P2">Unload(C3, P3, SFO) </text:p>
      <text:p text:style-name="P2">Fly(P1, JFK, SFO) </text:p>
      <text:p text:style-name="P2">Fly(P3, SFO, ATL) </text:p>
      <text:p text:style-name="P2">Fly(P2, SFO, ATL) </text:p>
      <text:p text:style-name="P2">Fly(P3, ATL, JFK) </text:p>
      <text:p text:style-name="P2">Fly(P2, ATL, JFK) </text:p>
      <text:p text:style-name="P2">Fly(P1, SFO, ATL) </text:p>
      <text:p text:style-name="P2">Fly(P3, JFK, ATL) </text:p>
      <text:p text:style-name="P2">Fly(P1, ATL, JFK) </text:p>
      <text:p text:style-name="P2">Load(C2, P3, ATL) </text:p>
      <text:p text:style-name="P2">Fly(P3, ATL, JFK) </text:p>
      <text:p text:style-name="P2">Fly(P2, JFK, ATL) </text:p>
      <text:p text:style-name="P2">Fly(P1, JFK, ATL) </text:p>
      <text:p text:style-name="P2">Fly(P2, ATL, SFO) </text:p>
      <text:p text:style-name="P2">Fly(P1, ATL, SFO) </text:p>
      <text:p text:style-name="P2">Fly(P3, JFK, SFO) </text:p>
      <text:p text:style-name="P2">Fly(P2, SFO, ATL) </text:p>
      <text:p text:style-name="P2">Unload(C2, P3, SFO) </text:p>
      <text:p text:style-name="P2"/>
      <text:p text:style-name="P1">aircargo 2 – depth limited search</text:p>
      <text:p text:style-name="P2">Solving Air Cargo Problem 2 using depth_limited_search... </text:p>
      <text:p text:style-name="P2"/>
      <text:p text:style-name="P2">Expansions <text:s text:c="2"/>Goal Tests <text:s text:c="2"/>New Nodes </text:p>
      <text:p text:style-name="P2"><text:s text:c="2"/>213491 <text:s text:c="4"/>1967093 <text:s text:c="4"/>1967471 <text:s/></text:p>
      <text:p text:style-name="P2"/>
      <text:p text:style-name="P2">Plan length: 50 <text:s/>Time elapsed in seconds: 731.5036499659982 </text:p>
      <text:p text:style-name="P2">Load(C1, P1, SFO) </text:p>
      <text:p text:style-name="P2">Load(C2, P2, JFK) </text:p>
      <text:p text:style-name="P2">Load(C3, P3, ATL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<text:soft-page-break/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Unload(C1, P1, SFO) </text:p>
      <text:p text:style-name="P2">Load(C1, P1, SFO) </text:p>
      <text:p text:style-name="P2">Fly(P1, SFO, JFK) </text:p>
      <text:p text:style-name="P2">Unload(C1, P1, JFK) </text:p>
      <text:p text:style-name="P2">Fly(P1, JFK, SFO) </text:p>
      <text:p text:style-name="P2">Fly(P2, JFK, SFO) </text:p>
      <text:p text:style-name="P2">Unload(C2, P2, SFO) </text:p>
      <text:p text:style-name="P2">Fly(P3, ATL, SFO) </text:p>
      <text:p text:style-name="P2">Unload(C3, P3, SFO) </text:p>
      <text:p text:style-name="P2"/>
      <text:p text:style-name="P1">aircargo 2 – uniform cost search</text:p>
      <text:p text:style-name="P2">Solving Air Cargo Problem 2 using uniform_cost_search... </text:p>
      <text:p text:style-name="P2"/>
      <text:p text:style-name="P2">Expansions <text:s text:c="2"/>Goal Tests <text:s text:c="2"/>New Nodes </text:p>
      <text:p text:style-name="P2"><text:s text:c="3"/>4853 <text:s text:c="7"/>4855 <text:s text:c="6"/>44041 <text:s text:c="2"/></text:p>
      <text:p text:style-name="P2"/>
      <text:p text:style-name="P2">Plan length: 9 <text:s/>Time elapsed in seconds: 10.460352068002976 </text:p>
      <text:p text:style-name="P2">Load(C1, P1, SFO) </text:p>
      <text:p text:style-name="P2">Load(C2, P2, JFK) </text:p>
      <text:p text:style-name="P2">Load(C3, P3, ATL) </text:p>
      <text:p text:style-name="P2">Fly(P1, SFO, JFK) </text:p>
      <text:p text:style-name="P2">Fly(P2, JFK, SFO) </text:p>
      <text:p text:style-name="P2">Fly(P3, ATL, SFO) </text:p>
      <text:p text:style-name="P2"><text:soft-page-break/>Unload(C3, P3, SFO) </text:p>
      <text:p text:style-name="P2">Unload(C2, P2, SFO) </text:p>
      <text:p text:style-name="P2">Unload(C1, P1, JFK) </text:p>
      <text:p text:style-name="P2"/>
      <text:p text:style-name="P1">aircargo 2 – recursive best first search</text:p>
      <text:p text:style-name="P2">canceled – took over 15 minutes</text:p>
      <text:p text:style-name="P2"/>
      <text:p text:style-name="P1">aircargo 2 – greedy best first graph search</text:p>
      <text:p text:style-name="P2">Solving Air Cargo Problem 2 using greedy_best_first_graph_search with h_1... </text:p>
      <text:p text:style-name="P2"/>
      <text:p text:style-name="P2">Expansions <text:s text:c="2"/>Goal Tests <text:s text:c="2"/>New Nodes </text:p>
      <text:p text:style-name="P2"><text:s text:c="3"/>998 <text:s text:c="8"/>1000 <text:s text:c="7"/>8982 <text:s text:c="2"/></text:p>
      <text:p text:style-name="P2"/>
      <text:p text:style-name="P2">Plan length: 21 <text:s/>Time elapsed in seconds: 2.160732315001951 </text:p>
      <text:p text:style-name="P2">Load(C1, P1, SFO) </text:p>
      <text:p text:style-name="P2">Load(C2, P2, JFK) </text:p>
      <text:p text:style-name="P2">Load(C3, P3, ATL) </text:p>
      <text:p text:style-name="P2">Fly(P1, SFO, ATL) </text:p>
      <text:p text:style-name="P2">Fly(P2, JFK, ATL) </text:p>
      <text:p text:style-name="P2">Fly(P3, ATL, JFK) </text:p>
      <text:p text:style-name="P2">Fly(P2, ATL, SFO) </text:p>
      <text:p text:style-name="P2">Unload(C2, P2, SFO) </text:p>
      <text:p text:style-name="P2">Fly(P2, SFO, ATL) </text:p>
      <text:p text:style-name="P2">Fly(P3, JFK, SFO) </text:p>
      <text:p text:style-name="P2">Load(C2, P3, SFO) </text:p>
      <text:p text:style-name="P2">Fly(P3, SFO, JFK) </text:p>
      <text:p text:style-name="P2">Fly(P1, ATL, JFK) </text:p>
      <text:p text:style-name="P2">Unload(C1, P1, JFK) </text:p>
      <text:p text:style-name="P2">Load(C1, P3, JFK) </text:p>
      <text:p text:style-name="P2">Fly(P1, JFK, ATL) </text:p>
      <text:p text:style-name="P2">Fly(P3, JFK, SFO) </text:p>
      <text:p text:style-name="P2">Unload(C3, P3, SFO) </text:p>
      <text:p text:style-name="P2">Unload(C2, P3, SFO) </text:p>
      <text:p text:style-name="P2">Fly(P3, SFO, JFK) </text:p>
      <text:p text:style-name="P2">Unload(C1, P3, JFK) </text:p>
      <text:p text:style-name="P2"/>
      <text:p text:style-name="P1">aircargo 2 – astar search</text:p>
      <text:p text:style-name="P2">Solving Air Cargo Problem 2 using astar_search with h_1... </text:p>
      <text:p text:style-name="P2"/>
      <text:p text:style-name="P2">Expansions <text:s text:c="2"/>Goal Tests <text:s text:c="2"/>New Nodes </text:p>
      <text:p text:style-name="P2"><text:s text:c="3"/>4853 <text:s text:c="7"/>4855 <text:s text:c="6"/>44041 <text:s text:c="2"/></text:p>
      <text:p text:style-name="P2"/>
      <text:p text:style-name="P2">Plan length: 9 <text:s/>Time elapsed in seconds: 10.58750002400484 </text:p>
      <text:p text:style-name="P2">Load(C1, P1, SFO) </text:p>
      <text:p text:style-name="P2">Load(C2, P2, JFK) </text:p>
      <text:p text:style-name="P2">Load(C3, P3, ATL) </text:p>
      <text:p text:style-name="P2">Fly(P1, SFO, JFK) </text:p>
      <text:p text:style-name="P2">Fly(P2, JFK, SFO) </text:p>
      <text:p text:style-name="P2">Fly(P3, ATL, SFO) </text:p>
      <text:p text:style-name="P2"><text:soft-page-break/>Unload(C3, P3, SFO) </text:p>
      <text:p text:style-name="P2">Unload(C2, P2, SFO) </text:p>
      <text:p text:style-name="P2">Unload(C1, P1, JFK) </text:p>
      <text:p text:style-name="P2"/>
      <text:p text:style-name="P1">aircargo 2 – astar search h ignore preconditions</text:p>
      <text:p text:style-name="P2">Solving Air Cargo Problem 2 using astar_search with h_ignore_preconditions... </text:p>
      <text:p text:style-name="P2"/>
      <text:p text:style-name="P2">Expansions <text:s text:c="2"/>Goal Tests <text:s text:c="2"/>New Nodes </text:p>
      <text:p text:style-name="P2"><text:s text:c="3"/>4853 <text:s text:c="7"/>4855 <text:s text:c="6"/>44041 <text:s text:c="2"/></text:p>
      <text:p text:style-name="P2"/>
      <text:p text:style-name="P2">Plan length: 9 <text:s/>Time elapsed in seconds: 10.804873214998224 </text:p>
      <text:p text:style-name="P2">Load(C1, P1, SFO) </text:p>
      <text:p text:style-name="P2">Load(C2, P2, JFK) </text:p>
      <text:p text:style-name="P2">Load(C3, P3, ATL) </text:p>
      <text:p text:style-name="P2">Fly(P1, SFO, JFK) </text:p>
      <text:p text:style-name="P2">Fly(P2, JFK, SFO) </text:p>
      <text:p text:style-name="P2">Fly(P3, ATL, SFO) </text:p>
      <text:p text:style-name="P2">Unload(C3, P3, SFO) </text:p>
      <text:p text:style-name="P2">Unload(C2, P2, SFO) </text:p>
      <text:p text:style-name="P2">Unload(C1, P1, JFK) </text:p>
      <text:p text:style-name="P5"/>
      <text:p text:style-name="P2"/>
      <text:p text:style-name="P1">cargo 3 – bfs</text:p>
      <text:p text:style-name="P2">Solving Air Cargo Problem 3 using breadth_first_search... </text:p>
      <text:p text:style-name="P2"/>
      <text:p text:style-name="P2">Expansions <text:s text:c="2"/>Goal Tests <text:s text:c="2"/>New Nodes </text:p>
      <text:p text:style-name="P2"><text:s text:c="3"/>3477 <text:s text:c="7"/>6104 <text:s text:c="6"/>30840 <text:s text:c="2"/></text:p>
      <text:p text:style-name="P2"/>
      <text:p text:style-name="P2">Plan length: 9 <text:s/>Time elapsed in seconds: 15.7423191360067 </text:p>
      <text:p text:style-name="P2">Load(C1, P1, SFO) </text:p>
      <text:p text:style-name="P2">Load(C2, P2, JFK) </text:p>
      <text:p text:style-name="P2">Fly(P1, SFO, JFK) </text:p>
      <text:p text:style-name="P2">Unload(C1, P1, JFK) </text:p>
      <text:p text:style-name="P2">Fly(P2, JFK, ATL) </text:p>
      <text:p text:style-name="P2">Load(C3, P2, ATL) </text:p>
      <text:p text:style-name="P2">Fly(P2, ATL, SFO) </text:p>
      <text:p text:style-name="P2">Unload(C2, P2, SFO) </text:p>
      <text:p text:style-name="P2">Unload(C3, P2, SFO) </text:p>
      <text:p text:style-name="P2"/>
      <text:p text:style-name="P1">cargo 3 – bf tree search</text:p>
      <text:p text:style-name="P2">canceled after 1 hour</text:p>
      <text:p text:style-name="P2"/>
      <text:p text:style-name="P1">cargo 3 – df graph search</text:p>
      <text:p text:style-name="P2">Solving Air Cargo Problem 3 using depth_first_graph_search...</text:p>
      <text:p text:style-name="P2"></text:p>
      <text:p text:style-name="P2">Expansions <text:s text:c="2"/>Goal Tests <text:s text:c="2"/>New Nodes</text:p>
      <text:p text:style-name="P2"><text:s text:c="3"/>107 <text:s text:c="8"/>108 <text:s text:c="8"/>896 <text:s text:c="3"/></text:p>
      <text:p text:style-name="P2"></text:p>
      <text:p text:style-name="P2"><text:soft-page-break/>Plan length: 106 <text:s/>Time elapsed in seconds: 0.3176874789999715</text:p>
      <text:p text:style-name="P2">Fly(P2, JFK, ORD)</text:p>
      <text:p text:style-name="P2">Fly(P1, SFO, ORD)</text:p>
      <text:p text:style-name="P2">Fly(P2, ORD, ATL)</text:p>
      <text:p text:style-name="P2">Fly(P1, ORD, ATL)</text:p>
      <text:p text:style-name="P2">Fly(P2, ATL, SFO)</text:p>
      <text:p text:style-name="P2">Fly(P1, ATL, JFK)</text:p>
      <text:p text:style-name="P2">Load(C2, P1, JFK)</text:p>
      <text:p text:style-name="P2">Fly(P1, JFK, ORD)</text:p>
      <text:p text:style-name="P2">Fly(P2, SFO, ORD)</text:p>
      <text:p text:style-name="P2">Fly(P1, ORD, ATL)</text:p>
      <text:p text:style-name="P2">Fly(P2, ORD, ATL)</text:p>
      <text:p text:style-name="P2">Fly(P1, ATL, SFO)</text:p>
      <text:p text:style-name="P2">Fly(P2, ATL, JFK)</text:p>
      <text:p text:style-name="P2">Unload(C2, P1, SFO)</text:p>
      <text:p text:style-name="P2">Fly(P2, JFK, ORD)</text:p>
      <text:p text:style-name="P2">Fly(P1, SFO, ORD)</text:p>
      <text:p text:style-name="P2">Fly(P2, ORD, ATL)</text:p>
      <text:p text:style-name="P2">Fly(P1, ORD, ATL)</text:p>
      <text:p text:style-name="P2">Fly(P2, ATL, SFO)</text:p>
      <text:p text:style-name="P2">Fly(P1, ATL, JFK)</text:p>
      <text:p text:style-name="P2">Load(C2, P2, SFO)</text:p>
      <text:p text:style-name="P2">Fly(P1, JFK, ORD)</text:p>
      <text:p text:style-name="P2">Fly(P2, SFO, ORD)</text:p>
      <text:p text:style-name="P2">Fly(P1, ORD, ATL)</text:p>
      <text:p text:style-name="P2">Fly(P2, ORD, ATL)</text:p>
      <text:p text:style-name="P2">Fly(P1, ATL, SFO)</text:p>
      <text:p text:style-name="P2">Unload(C2, P2, ATL)</text:p>
      <text:p text:style-name="P2">Fly(P2, ATL, ORD)</text:p>
      <text:p text:style-name="P2">Fly(P1, SFO, ORD)</text:p>
      <text:p text:style-name="P2">Fly(P2, ORD, JFK)</text:p>
      <text:p text:style-name="P2">Fly(P1, ORD, ATL)</text:p>
      <text:p text:style-name="P2">Fly(P2, JFK, SFO)</text:p>
      <text:p text:style-name="P2">Fly(P1, ATL, JFK)</text:p>
      <text:p text:style-name="P2">Load(C1, P2, SFO)</text:p>
      <text:p text:style-name="P2">Fly(P1, JFK, ORD)</text:p>
      <text:p text:style-name="P2">Fly(P2, SFO, ORD)</text:p>
      <text:p text:style-name="P2">Fly(P1, ORD, ATL)</text:p>
      <text:p text:style-name="P2">Fly(P2, ORD, ATL)</text:p>
      <text:p text:style-name="P2">Fly(P1, ATL, SFO)</text:p>
      <text:p text:style-name="P2">Fly(P2, ATL, JFK)</text:p>
      <text:p text:style-name="P2">Unload(C1, P2, JFK)</text:p>
      <text:p text:style-name="P2">Fly(P2, JFK, ORD)</text:p>
      <text:p text:style-name="P2">Fly(P1, SFO, ORD)</text:p>
      <text:p text:style-name="P2">Fly(P2, ORD, ATL)</text:p>
      <text:p text:style-name="P2">Fly(P1, ORD, ATL)</text:p>
      <text:p text:style-name="P2">Fly(P2, ATL, SFO)</text:p>
      <text:p text:style-name="P2">Fly(P1, ATL, JFK)</text:p>
      <text:p text:style-name="P2">Load(C1, P1, JFK)</text:p>
      <text:p text:style-name="P2"><text:soft-page-break/>Fly(P1, JFK, ORD)</text:p>
      <text:p text:style-name="P2">Fly(P2, SFO, ORD)</text:p>
      <text:p text:style-name="P2">Fly(P1, ORD, ATL)</text:p>
      <text:p text:style-name="P2">Fly(P2, ORD, ATL)</text:p>
      <text:p text:style-name="P2">Load(C3, P2, ATL)</text:p>
      <text:p text:style-name="P2">Fly(P2, ATL, ORD)</text:p>
      <text:p text:style-name="P2">Fly(P1, ATL, ORD)</text:p>
      <text:p text:style-name="P2">Fly(P2, ORD, JFK)</text:p>
      <text:p text:style-name="P2">Fly(P1, ORD, JFK)</text:p>
      <text:p text:style-name="P2">Fly(P2, JFK, SFO)</text:p>
      <text:p text:style-name="P2">Fly(P1, JFK, SFO)</text:p>
      <text:p text:style-name="P2">Unload(C3, P2, SFO)</text:p>
      <text:p text:style-name="P2">Fly(P2, SFO, ORD)</text:p>
      <text:p text:style-name="P2">Fly(P1, SFO, ORD)</text:p>
      <text:p text:style-name="P2">Fly(P2, ORD, ATL)</text:p>
      <text:p text:style-name="P2">Fly(P1, ORD, ATL)</text:p>
      <text:p text:style-name="P2">Fly(P2, ATL, JFK)</text:p>
      <text:p text:style-name="P2">Fly(P1, ATL, JFK)</text:p>
      <text:p text:style-name="P2">Unload(C1, P1, JFK)</text:p>
      <text:p text:style-name="P2">Fly(P2, JFK, ORD)</text:p>
      <text:p text:style-name="P2">Fly(P1, JFK, ORD)</text:p>
      <text:p text:style-name="P2">Fly(P2, ORD, ATL)</text:p>
      <text:p text:style-name="P2">Fly(P1, ORD, ATL)</text:p>
      <text:p text:style-name="P2">Fly(P2, ATL, SFO)</text:p>
      <text:p text:style-name="P2">Fly(P1, ATL, SFO)</text:p>
      <text:p text:style-name="P2">Load(C3, P2, SFO)</text:p>
      <text:p text:style-name="P2">Fly(P2, SFO, ORD)</text:p>
      <text:p text:style-name="P2">Fly(P1, SFO, ORD)</text:p>
      <text:p text:style-name="P2">Fly(P2, ORD, JFK)</text:p>
      <text:p text:style-name="P2">Fly(P1, ORD, ATL)</text:p>
      <text:p text:style-name="P2">Unload(C3, P2, JFK)</text:p>
      <text:p text:style-name="P2">Fly(P1, ATL, JFK)</text:p>
      <text:p text:style-name="P2">Fly(P2, JFK, ORD)</text:p>
      <text:p text:style-name="P2">Fly(P1, JFK, ORD)</text:p>
      <text:p text:style-name="P2">Fly(P2, ORD, ATL)</text:p>
      <text:p text:style-name="P2">Fly(P1, ORD, SFO)</text:p>
      <text:p text:style-name="P2">Load(C2, P2, ATL)</text:p>
      <text:p text:style-name="P2">Fly(P2, ATL, ORD)</text:p>
      <text:p text:style-name="P2">Fly(P1, SFO, ORD)</text:p>
      <text:p text:style-name="P2">Fly(P2, ORD, JFK)</text:p>
      <text:p text:style-name="P2">Fly(P1, ORD, ATL)</text:p>
      <text:p text:style-name="P2">Fly(P2, JFK, SFO)</text:p>
      <text:p text:style-name="P2">Fly(P1, ATL, JFK)</text:p>
      <text:p text:style-name="P2">Unload(C2, P2, SFO)</text:p>
      <text:p text:style-name="P2">Fly(P1, JFK, ORD)</text:p>
      <text:p text:style-name="P2">Fly(P2, SFO, ORD)</text:p>
      <text:p text:style-name="P2">Fly(P1, ORD, ATL)</text:p>
      <text:p text:style-name="P2">Fly(P2, ORD, ATL)</text:p>
      <text:p text:style-name="P2">Fly(P1, ATL, SFO)</text:p>
      <text:p text:style-name="P2"><text:soft-page-break/>Fly(P2, ATL, JFK)</text:p>
      <text:p text:style-name="P2">Load(C3, P2, JFK)</text:p>
      <text:p text:style-name="P2">Fly(P2, JFK, ORD)</text:p>
      <text:p text:style-name="P2">Fly(P1, SFO, ORD)</text:p>
      <text:p text:style-name="P2">Fly(P2, ORD, ATL)</text:p>
      <text:p text:style-name="P2">Fly(P1, ORD, ATL)</text:p>
      <text:p text:style-name="P2">Fly(P2, ATL, SFO)</text:p>
      <text:p text:style-name="P2">Fly(P1, ATL, JFK)</text:p>
      <text:p text:style-name="P2">Unload(C3, P2, SFO)</text:p>
      <text:p text:style-name="P2"/>
      <text:p text:style-name="P1">cargo 3 – depth limited search</text:p>
      <text:p text:style-name="P2">Solving Air Cargo Problem 3 using depth_limited_search...</text:p>
      <text:p text:style-name="P2"></text:p>
      <text:p text:style-name="P2">Expansions <text:s text:c="2"/>Goal Tests <text:s text:c="2"/>New Nodes</text:p>
      <text:p text:style-name="P2"><text:s text:c="2"/>811600 <text:s text:c="4"/>7024861 <text:s text:c="4"/>7025194 <text:s/></text:p>
      <text:p text:style-name="P2"></text:p>
      <text:p text:style-name="P2">Plan length: 50 <text:s/>Time elapsed in seconds: 3441.946915087</text:p>
      <text:p text:style-name="P2">Load(C1, P1, SFO)</text:p>
      <text:p text:style-name="P2">Load(C2, P2, JFK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<text:soft-page-break/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Fly(P1, SFO, JFK)</text:p>
      <text:p text:style-name="P2">Unload(C1, P1, JFK)</text:p>
      <text:p text:style-name="P2">Fly(P1, JFK, SFO)</text:p>
      <text:p text:style-name="P2">Fly(P2, JFK, ATL)</text:p>
      <text:p text:style-name="P2">Load(C3, P2, ATL)</text:p>
      <text:p text:style-name="P2">Fly(P2, ATL, SFO)</text:p>
      <text:p text:style-name="P2">Unload(C2, P2, SFO)</text:p>
      <text:p text:style-name="P2">Unload(C3, P2, SFO)</text:p>
      <text:p text:style-name="P2"/>
      <text:p text:style-name="P1">cargo3 – uniform cost search</text:p>
      <text:p text:style-name="P2">Solving Air Cargo Problem 3 using uniform_cost_search...</text:p>
      <text:p text:style-name="P2"></text:p>
      <text:p text:style-name="P2">Expansions <text:s text:c="2"/>Goal Tests <text:s text:c="2"/>New Nodes</text:p>
      <text:p text:style-name="P2"><text:s text:c="3"/>7368 <text:s text:c="7"/>7370 <text:s text:c="6"/>66215 <text:s text:c="2"/></text:p>
      <text:p text:style-name="P2"></text:p>
      <text:p text:style-name="P2">Plan length: 9 <text:s/>Time elapsed in seconds: 17.828828224000972</text:p>
      <text:p text:style-name="P2">Load(C1, P1, SFO)</text:p>
      <text:p text:style-name="P2">Load(C2, P2, JFK)</text:p>
      <text:p text:style-name="P2">Fly(P2, JFK, ATL)</text:p>
      <text:p text:style-name="P2">Load(C3, P2, ATL)</text:p>
      <text:p text:style-name="P2">Fly(P1, SFO, JFK)</text:p>
      <text:p text:style-name="P2">Fly(P2, ATL, SFO)</text:p>
      <text:p text:style-name="P2">Unload(C3, P2, SFO)</text:p>
      <text:p text:style-name="P2">Unload(C2, P2, SFO)</text:p>
      <text:p text:style-name="P2">Unload(C1, P1, JFK)</text:p>
      <text:p text:style-name="P2"/>
      <text:p text:style-name="P1">cargo 3 – recursive best first search</text:p>
      <text:p text:style-name="P2">canceled after 15 minutes</text:p>
      <text:p text:style-name="P2"/>
      <text:p text:style-name="P1">cargo 3 – greedy best first search</text:p>
      <text:p text:style-name="P2">Solving Air Cargo Problem 3 using greedy_best_first_graph_search with h_1...</text:p>
      <text:p text:style-name="P2"></text:p>
      <text:p text:style-name="P2">Expansions <text:s text:c="2"/>Goal Tests <text:s text:c="2"/>New Nodes</text:p>
      <text:p text:style-name="P2"><text:s text:c="3"/>5587 <text:s text:c="7"/>5589 <text:s text:c="6"/>49216 <text:s text:c="2"/></text:p>
      <text:p text:style-name="P2"></text:p>
      <text:p text:style-name="P2">Plan length: 19 <text:s/>Time elapsed in seconds: 15.020421492001333</text:p>
      <text:p text:style-name="P2">Load(C1, P1, SFO)</text:p>
      <text:p text:style-name="P2">Load(C2, P2, JFK)</text:p>
      <text:p text:style-name="P2">Fly(P1, SFO, ORD)</text:p>
      <text:p text:style-name="P2"><text:soft-page-break/>Load(C4, P1, ORD)</text:p>
      <text:p text:style-name="P2">Fly(P2, JFK, ATL)</text:p>
      <text:p text:style-name="P2">Load(C3, P2, ATL)</text:p>
      <text:p text:style-name="P2">Fly(P2, ATL, ORD)</text:p>
      <text:p text:style-name="P2">Fly(P1, ORD, ATL)</text:p>
      <text:p text:style-name="P2">Unload(C4, P1, ATL)</text:p>
      <text:p text:style-name="P2">Fly(P1, ATL, ORD)</text:p>
      <text:p text:style-name="P2">Fly(P2, ORD, ATL)</text:p>
      <text:p text:style-name="P2">Load(C4, P2, ATL)</text:p>
      <text:p text:style-name="P2">Fly(P2, ATL, ORD)</text:p>
      <text:p text:style-name="P2">Fly(P1, ORD, JFK)</text:p>
      <text:p text:style-name="P2">Unload(C1, P1, JFK)</text:p>
      <text:p text:style-name="P2">Fly(P1, JFK, ORD)</text:p>
      <text:p text:style-name="P2">Fly(P2, ORD, SFO)</text:p>
      <text:p text:style-name="P2">Unload(C3, P2, SFO)</text:p>
      <text:p text:style-name="P2">Unload(C2, P2, SFO)</text:p>
      <text:p text:style-name="P2"/>
      <text:p text:style-name="P1">cargo 3 – astar search h1</text:p>
      <text:p text:style-name="P2">Solving Air Cargo Problem 3 using astar_search with h_1...</text:p>
      <text:p text:style-name="P2"></text:p>
      <text:p text:style-name="P2">Expansions <text:s text:c="2"/>Goal Tests <text:s text:c="2"/>New Nodes</text:p>
      <text:p text:style-name="P2"><text:s text:c="3"/>7368 <text:s text:c="7"/>7370 <text:s text:c="6"/>66215 <text:s text:c="2"/></text:p>
      <text:p text:style-name="P2"></text:p>
      <text:p text:style-name="P2">Plan length: 9 <text:s/>Time elapsed in seconds: 22.777243796999755</text:p>
      <text:p text:style-name="P2">Load(C1, P1, SFO)</text:p>
      <text:p text:style-name="P2">Load(C2, P2, JFK)</text:p>
      <text:p text:style-name="P2">Fly(P2, JFK, ATL)</text:p>
      <text:p text:style-name="P2">Load(C3, P2, ATL)</text:p>
      <text:p text:style-name="P2">Fly(P1, SFO, JFK)</text:p>
      <text:p text:style-name="P2">Fly(P2, ATL, SFO)</text:p>
      <text:p text:style-name="P2">Unload(C3, P2, SFO)</text:p>
      <text:p text:style-name="P2">Unload(C2, P2, SFO)</text:p>
      <text:p text:style-name="P2">Unload(C1, P1, JFK)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Raffi</meta:initial-creator>
    <meta:creation-date>2017-09-30T09:18:18</meta:creation-date>
    <dc:date>2017-09-30T17:08:28</dc:date>
    <dc:creator>Jason Raffi</dc:creator>
    <meta:editing-duration>PT3H38M25S</meta:editing-duration>
    <meta:editing-cycles>4</meta:editing-cycles>
    <meta:generator>OpenOffice/4.1.3$Unix OpenOffice.org_project/413m1$Build-9783</meta:generator>
    <meta:document-statistic meta:table-count="0" meta:image-count="0" meta:object-count="0" meta:page-count="15" meta:paragraph-count="655" meta:word-count="2287" meta:character-count="14974"/>
  </office:meta>
</office:document-meta>
</file>